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Heading_20_1" style:list-style-name="WWNum1">
      <style:paragraph-properties fo:break-before="auto" fo:break-after="auto"/>
    </style:style>
    <style:style style:name="P2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Introducción a Docker</text:span><text:span text:style-name="T2"><text:line-break/></text:span><text:span text:style-name="T3">UD 04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P11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span text:style-name="T15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3"><text:span text:style-name="T15">2. </text:span><text:a xlink:type="simple" xlink:href="#_vyhbfp4t666x" text:style-name="Index_20_Link" text:visited-style-name="Index_20_Link"><text:span text:style-name="T9">Entrega</text:span></text:a><text:span text:style-name="T9"><text:tab/>3</text:span></text:p>
        </text:index-body>
      </text:table-of-content>
      <text:p text:style-name="P14"/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6">UD04. Actividades entregables</text:span></text:p>
      <text:list xml:id="list2171512648" text:style-name="WWNum1">
        <text:list-item>
          <text:p text:style-name="P22"><text:bookmark text:name="_dbh0n1vac4c8"/>Introducción</text:p>
        </text:list-item>
      </text:list>
      <text:p text:style-name="P10">En esta unidad debes elegir uno de los 3 casos prácticos, preparar la imagen con el “<text:span text:style-name="T18">Dockerfile</text:span>” y compartirla públicamente en tu repositorio de “<text:span text:style-name="T18">Docker Hub</text:span>”.</text:p>
      <text:list xml:id="list74907856240780" text:continue-numbering="true" text:style-name="WWNum1">
        <text:list-item>
          <text:p text:style-name="P22"><text:bookmark text:name="_vyhbfp4t666x"/>Entrega</text:p>
        </text:list-item>
      </text:list>
      <text:p text:style-name="P10">Deberás entregar en la tarea un texto explicando qué caso práctico has elegido y la URL de tu repositorio público donde descargar la ima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Actividades entregables</text:span></text:p>
      </style:header>
      <style:footer>
        <text:p text:style-name="MP4"><text:span text:style-name="MT1">Curso Introducción a Docker<text:tab/><text:tab/>UD04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1" meta:word-count="163" meta:character-count="1039" meta:non-whitespace-character-count="891"/>
    <meta:generator>LibreOfficeDev/6.0.5.2$Linux_X86_64 LibreOffice_project/</meta:generator>
  </office:meta>
</office:document-meta>
</file>